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Ubuntu Mono" svg:font-family="'Ubuntu Mono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DejaVu Sans Mono" fo:font-size="11pt" style:font-size-asian="11pt" style:font-size-complex="11pt"/>
    </style:style>
    <style:style style:name="P2" style:family="paragraph" style:parent-style-name="Text_20_body" style:master-page-name="Standard">
      <style:paragraph-properties fo:line-height="100%" style:page-number="auto"/>
      <style:text-properties style:font-name="DejaVu Sans Mono" fo:font-size="11pt" style:font-size-asian="11pt" style:font-size-complex="11pt"/>
    </style:style>
    <style:style style:name="T1" style:family="text">
      <style:text-properties style:font-name="Lucida Console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32"/>2016</text:span></text:p>
      <text:p text:style-name="P1"><text:span text:style-name="T2"><text:s text:c="6"/>January <text:s text:c="18"/>February <text:s text:c="18"/>March <text:s text:c="7"/></text:span></text:p>
      <text:p text:style-name="P1"><text:span text:style-name="T2">Mo Tu We Th Fr Sa Su <text:s text:c="5"/>Mo Tu We Th Fr Sa Su <text:s text:c="5"/>Mo Tu We Th Fr Sa Su</text:span></text:p>
      <text:p text:style-name="P1"><text:span text:style-name="T2"><text:s text:c="13"/>1 <text:s/>2 <text:s/>3 <text:s text:c="6"/>1 <text:s/>2 <text:s/>3 <text:s/>4 <text:s/>5 <text:s/>6 <text:s/>7 <text:s text:c="9"/>1 <text:s/>2 <text:s/>3 <text:s/>4 <text:s/>5 <text:s/>6</text:span></text:p>
      <text:p text:style-name="P1"><text:span text:style-name="T2"><text:s/>4 <text:s/>5 <text:s/>6 <text:s/>7 <text:s/>8 <text:s/>9 10 <text:s text:c="6"/>8 <text:s/>9 10 11 12 13 14 <text:s text:c="6"/>7 <text:s/>8 <text:s/>9 10 11 12 13</text:span></text:p>
      <text:p text:style-name="P1"><text:span text:style-name="T2">11 12 13 14 15 16 17 <text:s text:c="5"/>15 16 17 18 19 20 21 <text:s text:c="5"/>14 15 16 17 18 19 20</text:span></text:p>
      <text:p text:style-name="P1"><text:span text:style-name="T2">18 19 20 21 22 23 24 <text:s text:c="5"/>22 23 24 25 26 27 28 <text:s text:c="5"/>21 22 23 24 25 26 27</text:span></text:p>
      <text:p text:style-name="P1"><text:span text:style-name="T2">25 26 27 28 29 30 31 <text:s text:c="5"/>29 <text:s text:c="23"/>28 29 30 31 <text:s text:c="8"/></text:span></text:p>
      <text:p text:style-name="P1"><text:span text:style-name="T2"><text:s text:c="72"/></text:span></text:p>
      <text:p text:style-name="P1"/>
      <text:p text:style-name="P1"><text:span text:style-name="T2"><text:s text:c="7"/>April <text:s text:c="21"/>May <text:s text:c="22"/>June <text:s text:c="7"/></text:span></text:p>
      <text:p text:style-name="P1"><text:span text:style-name="T2">Mo Tu We Th Fr Sa Su <text:s text:c="5"/>Mo Tu We Th Fr Sa Su <text:s text:c="5"/>Mo Tu We Th Fr Sa Su</text:span></text:p>
      <text:p text:style-name="P1"><text:span text:style-name="T2"><text:s text:c="13"/>1 <text:s/>2 <text:s/>3 <text:s text:c="24"/>1 <text:s text:c="12"/>1 <text:s/>2 <text:s/>3 <text:s/>4 <text:s/>5</text:span></text:p>
      <text:p text:style-name="P1"><text:span text:style-name="T2"><text:s/>4 <text:s/>5 <text:s/>6 <text:s/>7 <text:s/>8 <text:s/>9 10 <text:s text:c="6"/>2 <text:s/>3 <text:s/>4 <text:s/>5 <text:s/>6 <text:s/>7 <text:s/>8 <text:s text:c="6"/>6 <text:s/>7 <text:s/>8 <text:s/>9 10 11 12</text:span></text:p>
      <text:p text:style-name="P1"><text:span text:style-name="T2">11 12 13 14 15 16 17 <text:s text:c="6"/>9 10 11 12 13 14 15 <text:s text:c="5"/>13 14 15 16 17 18 19</text:span></text:p>
      <text:p text:style-name="P1"><text:span text:style-name="T2">18 19 20 21 22 23 24 <text:s text:c="5"/>16 17 18 19 20 21 22 <text:s text:c="5"/>20 21 22 23 24 25 26</text:span></text:p>
      <text:p text:style-name="P1"><text:span text:style-name="T2">25 26 27 28 29 30 <text:s text:c="8"/>23 24 25 26 27 28 29 <text:s text:c="5"/>27 28 29 30 <text:s text:c="8"/></text:span></text:p>
      <text:p text:style-name="P1"><text:span text:style-name="T2"><text:s text:c="26"/>30 31 <text:s text:c="40"/></text:span></text:p>
      <text:p text:style-name="P1"/>
      <text:p text:style-name="P1"><text:span text:style-name="T2"><text:s text:c="8"/>July <text:s text:c="20"/>August <text:s text:c="17"/>September <text:s text:c="5"/></text:span></text:p>
      <text:p text:style-name="P1"><text:span text:style-name="T2">Mo Tu We Th Fr Sa Su <text:s text:c="5"/>Mo Tu We Th Fr Sa Su <text:s text:c="5"/>Mo Tu We Th Fr Sa Su</text:span></text:p>
      <text:p text:style-name="P1"><text:span text:style-name="T2"><text:s text:c="13"/>1 <text:s/>2 <text:s/>3 <text:s text:c="6"/>1 <text:s/>2 <text:s/>3 <text:s/>4 <text:s/>5 <text:s/>6 <text:s/>7 <text:s text:c="15"/>1 <text:s/>2 <text:s/>3 <text:s/>4</text:span></text:p>
      <text:p text:style-name="P1"><text:span text:style-name="T2"><text:s/>4 <text:s/>5 <text:s/>6 <text:s/>7 <text:s/>8 <text:s/>9 10 <text:s text:c="6"/>8 <text:s/>9 10 11 12 13 14 <text:s text:c="6"/>5 <text:s/>6 <text:s/>7 <text:s/>8 <text:s/>9 10 11</text:span></text:p>
      <text:p text:style-name="P1"><text:span text:style-name="T2">11 12 13 14 15 16 17 <text:s text:c="5"/>15 16 17 18 19 20 21 <text:s text:c="5"/>12 13 14 15 16 17 18</text:span></text:p>
      <text:p text:style-name="P1"><text:span text:style-name="T2">18 19 20 21 22 2</text:span><text:bookmark text:name="_GoBack"/><text:span text:style-name="T2">3 24 <text:s text:c="5"/>22 23 24 25 26 27 28 <text:s text:c="5"/>19 20 21 22 23 24 25</text:span></text:p>
      <text:p text:style-name="P1"><text:span text:style-name="T2">25 26 27 28 29 30 31 <text:s text:c="5"/>29 30 31 <text:s text:c="17"/>26 27 28 29 30 <text:s text:c="5"/></text:span></text:p>
      <text:p text:style-name="P1"><text:span text:style-name="T2"><text:s text:c="72"/></text:span></text:p>
      <text:p text:style-name="P1"/>
      <text:p text:style-name="P1"><text:span text:style-name="T2"><text:s text:c="6"/>October <text:s text:c="18"/>November <text:s text:c="17"/>December <text:s text:c="5"/></text:span></text:p>
      <text:p text:style-name="P1"><text:span text:style-name="T2">Mo Tu We Th Fr Sa Su <text:s text:c="5"/>Mo Tu We Th Fr Sa Su <text:s text:c="5"/>Mo Tu We Th Fr Sa Su</text:span></text:p>
      <text:p text:style-name="P1"><text:span text:style-name="T2"><text:s text:c="16"/>1 <text:s/>2 <text:s text:c="9"/>1 <text:s/>2 <text:s/>3 <text:s/>4 <text:s/>5 <text:s/>6 <text:s text:c="15"/>1 <text:s/>2 <text:s/>3 <text:s/>4</text:span></text:p>
      <text:p text:style-name="P1"><text:span text:style-name="T2"><text:s/>3 <text:s/>4 <text:s/>5 <text:s/>6 <text:s/>7 <text:s/>8 <text:s/>9 <text:s text:c="6"/>7 <text:s/>8 <text:s/>9 10 11 12 13 <text:s text:c="6"/>5 <text:s/>6 <text:s/>7 <text:s/>8 <text:s/>9 10 11</text:span></text:p>
      <text:p text:style-name="P1"><text:span text:style-name="T2">10 11 12 13 14 15 16 <text:s text:c="5"/>14 15 16 17 18 19 20 <text:s text:c="5"/>12 13 14 15 16 17 18</text:span></text:p>
      <text:p text:style-name="P1"><text:span text:style-name="T2">17 18 19 20 21 22 23 <text:s text:c="5"/>21 22 23 24 25 26 27 <text:s text:c="5"/>19 20 21 22 23 24 25</text:span></text:p>
      <text:p text:style-name="P1"><text:span text:style-name="T2">24 25 26 27 28 29 30 <text:s text:c="5"/>28 29 30 <text:s text:c="17"/>26 27 28 29 30 31 <text:s text:c="2"/></text:span></text:p>
      <text:p text:style-name="P1"><text:span text:style-name="T2">31 <text:s text:c="6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Ubuntu Mono" svg:font-family="'Ubuntu Mono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a" fo:country="DK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da" fo:country="DK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5cm" fo:margin-left="0cm" fo:margin-right="0cm" fo:margin-bottom="0.949cm" style:dynamic-spacing="true"/>
      </style:header-style>
      <style:footer-style>
        <style:header-footer-properties fo:min-height="1.05cm" fo:margin-left="0cm" fo:margin-right="0cm" fo:margin-top="0.9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08:40:00</meta:creation-date>
    <dc:date>2016-01-09T23:39:35.883216159</dc:date>
    <meta:editing-duration>P0D</meta:editing-duration>
    <meta:generator>LibreOffice/4.2.8.2$Linux_X86_64 LibreOffice_project/420m0$Build-2</meta:generator>
    <meta:document-statistic meta:table-count="0" meta:image-count="0" meta:object-count="0" meta:page-count="1" meta:paragraph-count="33" meta:word-count="463" meta:character-count="2340" meta:non-whitespace-character-count="8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